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06mm" svg:height="89.96mm" svg:x="27.04mm" svg:y="74.88mm">
            <loext:p draw:notify-on-update-of-ranges="Mo_példa_06_a.E10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5:26:36.7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26:49.691000000</dc:date>
    <meta:print-date>2006-09-05T16:08:04</meta:print-date>
    <meta:editing-duration>PT38M22S</meta:editing-duration>
    <meta:editing-cycles>20</meta:editing-cycles>
    <meta:generator>LibreOfficeDev/5.4.0.0.alpha0$Windows_x86 LibreOffice_project/40c618ccb62b49c8d1d29518e77b5299eb6c1bd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 draw:fill="gradient" draw:fill-gradient-name="Tango_20_Orange" draw:gradient-step-count="0" draw:fill-hatch-name="Black_20_45_20_Degrees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ngle-offset="46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link-data-style-to-source="true" chart:pie-offset="50"/>
      <style:graphic-properties draw:stroke="none" draw:fill-color="#7ed22b" draw:fill-gradient-name="Tango_5f_5f_5f_5f_5f_5f_5f_5f_5f_5f_5f_5f_5f_5f_5f_20_5f_5f_5f_5f_5f_5f_5f_5f_5f_5f_5f_5f_5f_5f_5f_Blue" draw:gradient-step-count="0" draw:fill-hatch-name="Red_5f_5f_5f_5f_5f_5f_5f_5f_5f_5f_5f_5f_5f_5f_5f_20_5f_5f_5f_5f_5f_5f_5f_5f_5f_5f_5f_5f_5f_5f_5f_Crossed_5f_5f_5f_5f_5f_5f_5f_5f_5f_5f_5f_5f_5f_5f_5f_20_5f_5f_5f_5f_5f_5f_5f_5f_5f_5f_5f_5f_5f_5f_5f_0_5f_5f_5f_5f_5f_5f_5f_5f_5f_5f_5f_5f_5f_5f_5f_20_5f_5f_5f_5f_5f_5f_5f_5f_5f_5f_5f_5f_5f_5f_5f_Degrees" draw:fill-image-name="Metal" style:repeat="no-repeat" dr3d:edge-rounding="5%"/>
      <style:text-properties fo:font-size="10pt" style:font-size-asian="10pt" style:font-size-complex="10pt"/>
    </style:style>
    <style:style style:name="ch9" style:family="chart">
      <style:chart-properties chart:solid-type="cuboid" chart:pie-offset="35"/>
      <style:graphic-properties draw:fill-color="#004586"/>
    </style:style>
    <style:style style:name="ch10" style:family="chart">
      <style:chart-properties chart:solid-type="cuboid" chart:pie-offset="13"/>
      <style:graphic-properties draw:fill-color="#ff420e"/>
    </style:style>
    <style:style style:name="ch11" style:family="chart">
      <style:chart-properties chart:solid-type="cuboid" chart:pie-offset="0"/>
      <style:graphic-properties draw:fill-color="#ffd320"/>
    </style:style>
    <style:style style:name="ch12" style:family="chart" style:data-style-name="N1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004586"/>
    </style:style>
    <style:style style:name="ch14" style:family="chart">
      <style:chart-properties chart:solid-type="cuboid"/>
      <style:graphic-properties draw:fill-color="#ff420e"/>
    </style:style>
    <style:style style:name="ch15" style:family="chart">
      <style:chart-properties chart:solid-type="cuboid"/>
      <style:graphic-properties draw:fill-color="#ffd320"/>
    </style:style>
    <style:style style:name="ch16" style:family="chart" style:data-style-name="N1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3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circle" chart:style-name="ch1">
        <chart:title svg:x="6.33cm" svg:y="0.261cm" chart:style-name="ch2">
          <text:p>Annaul Revenue</text:p>
        </chart:title>
        <chart:legend chart:legend-position="end" svg:x="13.797cm" svg:y="3.78cm" style:legend-expansion="high" chart:style-name="ch3"/>
        <chart:plot-area chart:style-name="ch4" table:cell-range-address="Mo_példa_06_a.D10:Mo_példa_06_a.G14" chart:data-source-has-labels="both" svg:x="4.353cm" svg:y="1.847cm" svg:width="6.652cm" svg:height="6.652cm">
          <chartooo:coordinate-region svg:x="4.353cm" svg:y="1.847cm" svg:width="6.652cm" svg:height="6.652cm"/>
          <chart:axis chart:dimension="x" chart:name="primary-x" chart:style-name="ch5" chartooo:axis-type="auto">
            <chartooo:date-scale/>
            <chart:categories table:cell-range-address="Mo_példa_06_a.E10:Mo_példa_06_a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_példa_06_a.E11:Mo_példa_06_a.G11" chart:label-cell-address="Mo_példa_06_a.D11:Mo_példa_06_a.D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Mo_példa_06_a.E12:Mo_példa_06_a.G12" chart:label-cell-address="Mo_példa_06_a.D12:Mo_példa_06_a.D12" chart:class="chart:circle">
            <chart:data-point chart:style-name="ch13"/>
            <chart:data-point chart:style-name="ch14"/>
            <chart:data-point chart:style-name="ch15"/>
          </chart:series>
          <chart:series chart:style-name="ch16" chart:values-cell-range-address="Mo_példa_06_a.E13:Mo_példa_06_a.G13" chart:label-cell-address="Mo_példa_06_a.D13:Mo_példa_06_a.D13" chart:class="chart:circle">
            <chart:data-point chart:style-name="ch13"/>
            <chart:data-point chart:style-name="ch14"/>
            <chart:data-point chart:style-name="ch15"/>
          </chart:series>
          <chart:series chart:style-name="ch17" chart:values-cell-range-address="Mo_példa_06_a.E14:Mo_példa_06_a.G14" chart:label-cell-address="Mo_példa_06_a.D14:Mo_példa_06_a.D14" chart:class="chart:circle">
            <chart:data-point chart:style-name="ch13"/>
            <chart:data-point chart:style-name="ch14"/>
            <chart:data-point chart:style-name="ch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G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40c618ccb62b49c8d1d29518e77b5299eb6c1b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Orange" draw:display-name="Tango Orange" draw:style="linear" draw:start-color="#fcaf3e" draw:end-color="#ce5c00" draw:start-intensity="100%" draw:end-intensity="100%" draw:angle="300" draw:border="0%"/>
    <draw:hatch draw:name="Black_20_45_20_Degrees" draw:display-name="Black 45 Degrees" draw:style="single" draw:color="#000000" draw:distance="0.102cm" draw:rotation="450"/>
  </office:styles>
</office:document-styles>
</file>